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1200b" officeooo:paragraph-rsid="0011200b"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4pt" fo:font-weight="normal" officeooo:rsid="0011200b" officeooo:paragraph-rsid="0011200b"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11200b" officeooo:paragraph-rsid="0011200b" style:font-size-asian="12.25pt" style:font-weight-asian="normal" style:font-size-complex="14pt" style:font-weight-complex="normal"/>
    </style:style>
    <style:style style:name="P4" style:family="paragraph" style:parent-style-name="Standard" style:list-style-name="L1">
      <style:paragraph-properties fo:text-align="start" style:justify-single-word="false"/>
      <style:text-properties fo:font-size="14pt" fo:font-weight="normal" officeooo:rsid="0011200b" officeooo:paragraph-rsid="0011200b" style:font-size-asian="12.25pt" style:font-weight-asian="normal" style:font-size-complex="14pt" style:font-weight-complex="normal"/>
    </style:style>
    <style:style style:name="P5" style:family="paragraph" style:parent-style-name="Standard" style:list-style-name="L2">
      <style:paragraph-properties fo:text-align="start" style:justify-single-word="false"/>
      <style:text-properties fo:font-size="14pt" fo:font-weight="normal" officeooo:rsid="0011200b" officeooo:paragraph-rsid="0011200b" style:font-size-asian="12.25pt" style:font-weight-asian="normal" style:font-size-complex="14pt" style:font-weight-complex="normal"/>
    </style:style>
    <style:style style:name="P6" style:family="paragraph" style:parent-style-name="Standard" style:list-style-name="L3">
      <style:paragraph-properties fo:text-align="start" style:justify-single-word="false"/>
      <style:text-properties fo:font-size="14pt" fo:font-weight="normal" officeooo:rsid="0011200b" officeooo:paragraph-rsid="0011200b" style:font-size-asian="12.25pt" style:font-weight-asian="normal" style:font-size-complex="14pt" style:font-weight-complex="normal"/>
    </style:style>
    <style:style style:name="P7" style:family="paragraph" style:parent-style-name="Standard" style:list-style-name="L4">
      <style:paragraph-properties fo:text-align="start" style:justify-single-word="false"/>
      <style:text-properties fo:font-size="14pt" fo:font-weight="normal" officeooo:rsid="0011200b" officeooo:paragraph-rsid="0011200b" style:font-size-asian="12.25pt" style:font-weight-asian="normal" style:font-size-complex="14pt" style:font-weight-complex="normal"/>
    </style:style>
    <style:style style:name="P8" style:family="paragraph" style:parent-style-name="Standard" style:list-style-name="L1">
      <style:paragraph-properties fo:text-align="start" style:justify-single-word="false"/>
      <style:text-properties fo:font-size="14pt" fo:font-weight="normal" officeooo:rsid="0011b3e6" officeooo:paragraph-rsid="0011b3e6" style:font-size-asian="12.25pt" style:font-weight-asian="normal" style:font-size-complex="14pt" style:font-weight-complex="normal"/>
    </style:style>
    <style:style style:name="P9" style:family="paragraph" style:parent-style-name="Standard" style:list-style-name="L3">
      <style:paragraph-properties fo:text-align="start" style:justify-single-word="false"/>
      <style:text-properties fo:font-size="14pt" fo:font-weight="normal" officeooo:rsid="0011b3e6" officeooo:paragraph-rsid="0011b3e6"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1b3e6" officeooo:paragraph-rsid="0011b3e6" style:font-size-asian="12.25pt" style:font-weight-asian="normal" style:font-size-complex="14pt" style:font-weight-complex="normal"/>
    </style:style>
    <style:style style:name="T1" style:family="text">
      <style:text-properties officeooo:rsid="0011b3e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GLIMMER</text:p>
      <text:p text:style-name="P2">Prototype Demo – Team 15</text:p>
      <text:p text:style-name="P2"/>
      <text:p text:style-name="P3">What we were able to implement for this prototype:</text:p>
      <text:list xml:id="list1409078094" text:style-name="L4">
        <text:list-item>
          <text:p text:style-name="P7">An instance of the Glimmer API can be created and controlled. (UC11)</text:p>
        </text:list-item>
      </text:list>
      <text:list xml:id="list3127504028" text:style-name="L2">
        <text:list-item>
          <text:p text:style-name="P5">Command to application function mappings (zero argument functions only). (UC4, FR6)</text:p>
        </text:list-item>
        <text:list-item>
          <text:p text:style-name="P5">Local chat support for sending commands (via terminal for debugging). (UC14, FR2)</text:p>
        </text:list-item>
        <text:list-item>
          <text:p text:style-name="P5">Printing the mapping of commands to functions. (UC4)</text:p>
        </text:list-item>
      </text:list>
      <text:list xml:id="list4244832143" text:style-name="L1">
        <text:list-item>
          <text:p text:style-name="P4">Basic statistics for each command (number of calls, number of unique calls). (<text:span text:style-name="T1">UC19, </text:span>FR8)</text:p>
        </text:list-item>
        <text:list-item>
          <text:p text:style-name="P4">Ability to create custom commands. (<text:span text:style-name="T1">UC3, </text:span>FR6)</text:p>
        </text:list-item>
        <text:list-item>
          <text:p text:style-name="P4">Basic multi-threading support (glimmer will wait for input while the application still runs). (FR6)</text:p>
        </text:list-item>
        <text:list-item>
          <text:p text:style-name="P4">A simple graphics application to showcase the prototype. <text:span text:style-name="T1">(NFR7)</text:span></text:p>
        </text:list-item>
        <text:list-item>
          <text:p text:style-name="P4">Custom help messages for each command. (UC5)</text:p>
        </text:list-item>
        <text:list-item>
          <text:p text:style-name="P4">Command info messages whenever a command is called by a chat user. (UC10)</text:p>
        </text:list-item>
        <text:list-item>
          <text:p text:style-name="P8">The prototype has been developed to run on Linux, written in C/C++, and implemented as an Open Source Project. (NFR1, NFR2, NFR3).</text:p>
          <text:p text:style-name="P8"/>
        </text:list-item>
      </text:list>
      <text:p text:style-name="P3">What we were unable to implement for this prototype:</text:p>
      <text:list xml:id="list3589744304" text:style-name="L3">
        <text:list-item>
          <text:p text:style-name="P6">IRC integration. (UC12, UC13, FR1, FR3, <text:span text:style-name="T1">FR4, </text:span>FR5, <text:span text:style-name="T1">NFR6</text:span>)</text:p>
        </text:list-item>
        <text:list-item>
          <text:p text:style-name="P6">Twitch.tv integration. (UC12, UC13, FR1, FR3, <text:span text:style-name="T1">FR4, </text:span>FR5)</text:p>
        </text:list-item>
        <text:list-item>
          <text:p text:style-name="P6">Multi-argument function and command support. <text:span text:style-name="T1">(UC7, UC8, FR11)</text:span></text:p>
        </text:list-item>
        <text:list-item>
          <text:p text:style-name="P6">Pause/UnPause control of glimmer command stream. (<text:span text:style-name="T1">UC17, UC18, </text:span>FR9)</text:p>
        </text:list-item>
        <text:list-item>
          <text:p text:style-name="P9">Multi Platform support. (NFR9, NFR11)</text:p>
        </text:list-item>
        <text:list-item>
          <text:p text:style-name="P9">Game Engine plugin support. (NFR10)</text:p>
        </text:list-item>
        <text:list-item>
          <text:p text:style-name="P9">Support for non software engineers/developers. (NFR8)</text:p>
        </text:list-item>
        <text:list-item>
          <text:p text:style-name="P9">Complete Documentation. (NFR4)</text:p>
        </text:list-item>
        <text:list-item>
          <text:p text:style-name="P9">Configure max number of commands per second. (UC1, UC2, FR12)</text:p>
        </text:list-item>
        <text:list-item>
          <text:p text:style-name="P9">Game developer can send commands back to the chat. (UC6, FR7)</text:p>
        </text:list-item>
        <text:list-item>
          <text:p text:style-name="P9">Complex statistics. (FR8, FR10)</text:p>
        </text:list-item>
        <text:list-item>
          <text:p text:style-name="P9">Multiplayer game integration. (FR13)</text:p>
        </text:list-item>
        <text:list-item>
          <text:p text:style-name="P9">Special commands that require stream viewers to pay to use. (FR14)</text:p>
          <text:p text:style-name="P9"/>
        </text:list-item>
      </text:list>
      <text:p text:style-name="P10">Basically, we’ve implemented a lot of the groundwork and got some examples working using local chat functionality via the terminal. Our next steps are to get those examples working with remote chat services like IRC and/or Twitch.tv. After that, we will focus on implementing some of the more interesting functionality such as multiple argument commands and ways to send commands back to the chat servi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4T18:18:33.486684396</meta:creation-date>
    <dc:date>2019-12-04T18:42:43.633756287</dc:date>
    <meta:editing-duration>PT9S</meta:editing-duration>
    <meta:editing-cycles>1</meta:editing-cycles>
    <meta:document-statistic meta:table-count="0" meta:image-count="0" meta:object-count="0" meta:page-count="1" meta:paragraph-count="31" meta:word-count="337" meta:character-count="2046" meta:non-whitespace-character-count="1763"/>
    <meta:generator>LibreOffice/6.0.7.3$Linux_X86_64 LibreOffice_project/00m0$Build-3</meta:generator>
  </office:meta>
</office:document-meta>
</file>